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800000280FD5FCCA24A52119B.jpg" manifest:media-type="image/jpeg"/>
  <manifest:file-entry manifest:full-path="Pictures/1000000000000272000001A1F40DC07575CCDD00.jpg" manifest:media-type="image/jpeg"/>
  <manifest:file-entry manifest:full-path="Pictures/10000000000000BA0000010F135ACD055285733E.jpg" manifest:media-type="image/jpeg"/>
  <manifest:file-entry manifest:full-path="Pictures/100000000000017E000001C2288E9C1C74EDE7D7.jpg" manifest:media-type="image/jpe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134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2.444cm" fo:min-width="2.194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995cm" fo:min-width="1.74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color="#000000" style:text-underline-style="none"/>
    </style:style>
    <style:style style:name="P9" style:family="paragraph"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729fcf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color="#000000" style:text-underline-style="none"/>
    </style:style>
    <style:style style:name="T6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8.634cm" svg:height="0.962cm" svg:x="10.112cm" svg:y="6.639cm">
          <draw:text-box>
            <text:p xml:id="id1" text:id="id1"><text:span text:style-name="T1">Bagaimana kreativitas terjadi</text:span></text:p>
          </draw:text-box>
        </draw:frame>
        <draw:frame draw:style-name="gr2" draw:text-style-name="P3" draw:layer="layout" svg:width="7.305cm" svg:height="0.806cm" svg:x="3.176cm" svg:y="13.336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7.305cm" svg:height="0.806cm" svg:x="1.27cm" svg:y="13.899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5" draw:text-style-name="P6" xml:id="id2" draw:id="id2" draw:layer="layout" svg:width="4.048cm" svg:height="5.08cm" svg:x="20.955cm" svg:y="3.51cm">
          <draw:image xlink:href="Pictures/100000000000017E000001C2288E9C1C74EDE7D7.jpg" xlink:type="simple" xlink:show="embed" xlink:actuate="onLoad" loext:mime-type="image/jpeg">
            <text:p/>
          </draw:image>
        </draw:frame>
        <draw:connector draw:style-name="gr6" draw:text-style-name="P7" xml:id="id5" draw:id="id5" draw:layer="layout" draw:type="line" svg:x1="7.99cm" svg:y1="10.398cm" svg:x2="19.949cm" svg:y2="5.874cm" svg:d="M7990 10398l11959-4524" svg:viewBox="0 0 11960 4525">
          <text:p/>
        </draw:connector>
        <draw:frame draw:style-name="gr5" draw:text-style-name="P6" xml:id="id3" draw:id="id3" draw:layer="layout" svg:width="4.28cm" svg:height="5.78cm" svg:x="12.7cm" svg:y="5.015cm">
          <draw:image xlink:href="Pictures/10000000000000BA0000010F135ACD055285733E.jpg" xlink:type="simple" xlink:show="embed" xlink:actuate="onLoad" loext:mime-type="image/jpeg">
            <text:p/>
          </draw:image>
        </draw:frame>
        <draw:frame draw:style-name="gr5" draw:text-style-name="P6" xml:id="id4" draw:id="id4" draw:layer="layout" svg:width="3.81cm" svg:height="4.907cm" svg:x="3.175cm" svg:y="8.255cm">
          <draw:image xlink:href="Pictures/10000000000001A800000280FD5FCCA24A52119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7" draw:text-style-name="P8" draw:layer="layout" svg:width="4.445cm" svg:height="0.962cm" svg:x="3.81cm" svg:y="1.905cm">
          <draw:text-box>
            <text:p><text:span text:style-name="T5">Ringkasan</text:span></text:p>
          </draw:text-box>
        </draw:frame>
        <draw:frame draw:style-name="gr8" draw:text-style-name="P3" draw:layer="layout" svg:width="7.305cm" svg:height="0.806cm" svg:x="1.27cm" svg:y="13.899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5" draw:text-style-name="P6" xml:id="id6" draw:id="id6" draw:layer="layout" svg:width="10.16cm" svg:height="6.768cm" svg:x="2.54cm" svg:y="4.027cm">
          <draw:image xlink:href="Pictures/1000000000000272000001A1F40DC07575CCDD00.jpg" xlink:type="simple" xlink:show="embed" xlink:actuate="onLoad" loext:mime-type="image/jpeg">
            <text:p/>
          </draw:image>
        </draw:frame>
        <draw:custom-shape draw:style-name="gr9" draw:text-style-name="P10" xml:id="id7" draw:id="id7" draw:layer="layout" svg:width="3.81cm" svg:height="3.81cm" svg:x="14.37cm" svg:y="10.36cm">
          <text:p text:style-name="P9"><text:span text:style-name="T6">Kreativitas</text:span></text:p>
          <text:p text:style-name="P9"><text:span text:style-name="T6">dapat</text:span></text:p>
          <text:p text:style-name="P9"><text:span text:style-name="T6">dipelajari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0" xml:id="id8" draw:id="id8" draw:layer="layout" svg:width="3.175cm" svg:height="3.175cm" svg:x="19.385cm" svg:y="8.255cm">
          <text:p text:style-name="P9"><text:span text:style-name="T6">Bersedia</text:span></text:p>
          <text:p text:style-name="P9"><text:span text:style-name="T6">berpikiran</text:span></text:p>
          <text:p text:style-name="P9"><text:span text:style-name="T6">aneh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0" xml:id="id9" draw:id="id9" draw:layer="layout" svg:width="3.175cm" svg:height="3.175cm" svg:x="19.685cm" svg:y="3.81cm">
          <text:p text:style-name="P9"><text:span text:style-name="T6">Datang</text:span></text:p>
          <text:p text:style-name="P9"><text:span text:style-name="T6">dari</text:span></text:p>
          <text:p text:style-name="P9"><text:span text:style-name="T6">berbagai</text:span></text:p>
          <text:p text:style-name="P9"><text:span text:style-name="T6">sumbe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0">
        <office:forms form:automatic-focus="false" form:apply-design-mode="false"/>
        <draw:frame draw:style-name="gr3" draw:text-style-name="P4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2382a1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48:12.182355903</meta:creation-date>
    <dc:date>2021-12-30T10:48:31.056470602</dc:date>
    <meta:editing-duration>PT19S</meta:editing-duration>
    <meta:editing-cycles>1</meta:editing-cycles>
    <meta:document-statistic meta:object-count="68"/>
    <meta:generator>LibreOffice/6.4.7.2$Linux_X86_64 LibreOffice_project/40$Build-2</meta:generator>
  </office:meta>
</office:document-meta>
</file>